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T5" style:parent-style-name="Standaardalinea-lettertype" style:family="text">
      <style:text-properties fo:language="en" fo:country="GB"/>
    </style:style>
    <style:style style:name="T6" style:parent-style-name="Standaardalinea-lettertype" style:family="text">
      <style:text-properties style:font-name-complex="Arial"/>
    </style:style>
    <style:style style:name="T7" style:parent-style-name="Standaardalinea-lettertype" style:family="text">
      <style:text-properties style:font-name-complex="Arial"/>
    </style:style>
    <style:style style:name="T8" style:parent-style-name="Standaardalinea-lettertype" style:family="text">
      <style:text-properties style:font-name-complex="Arial"/>
    </style:style>
    <style:style style:name="T9" style:parent-style-name="Standaardalinea-lettertype" style:family="text">
      <style:text-properties style:font-name-complex="Arial"/>
    </style:style>
    <style:style style:name="T10" style:parent-style-name="Standaardalinea-lettertype" style:family="text">
      <style:text-properties style:font-name-complex="Arial"/>
    </style:style>
    <style:style style:name="T11" style:parent-style-name="Standaardalinea-lettertype" style:family="text">
      <style:text-properties style:font-name-complex="Arial"/>
    </style:style>
    <style:style style:name="T12" style:parent-style-name="Standaardalinea-lettertype" style:family="text">
      <style:text-properties style:font-name-complex="Arial"/>
    </style:style>
    <style:style style:name="T13" style:parent-style-name="Standaardalinea-lettertype" style:family="text">
      <style:text-properties fo:language="en" fo:country="GB"/>
    </style:style>
    <style:style style:name="T14" style:parent-style-name="Standaardalinea-lettertype" style:family="text">
      <style:text-properties fo:language="en" fo:country="GB"/>
    </style:style>
    <style:style style:name="T15" style:parent-style-name="Standaardalinea-lettertype" style:family="text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Standaard" style:family="paragraph">
      <style:text-properties fo:language="en" fo:country="GB"/>
    </style:style>
    <style:style style:name="P26" style:parent-style-name="Standaard" style:family="paragraph">
      <style:text-properties fo:language="en" fo:country="GB"/>
    </style:style>
    <style:style style:name="P27" style:parent-style-name="Standaard" style:family="paragraph">
      <style:text-properties fo:language="en" fo:country="GB"/>
    </style:style>
    <style:style style:name="P28" style:parent-style-name="Standaard" style:family="paragraph">
      <style:text-properties fo:language="en" fo:country="GB"/>
    </style:style>
    <style:style style:name="P29" style:parent-style-name="Standaard" style:family="paragraph">
      <style:text-properties fo:language="en" fo:country="GB"/>
    </style:style>
    <style:style style:name="P30" style:parent-style-name="Standaard" style:family="paragraph">
      <style:text-properties fo:language="en" fo:country="GB"/>
    </style:style>
    <style:style style:name="P31" style:parent-style-name="Standaard" style:family="paragraph">
      <style:text-properties fo:language="en" fo:country="GB"/>
    </style:style>
    <style:style style:name="P32" style:parent-style-name="Standaard" style:family="paragraph">
      <style:text-properties fo:language="en" fo:country="GB"/>
    </style:style>
    <style:style style:name="P33" style:parent-style-name="Standaard" style:family="paragraph">
      <style:text-properties fo:language="en" fo:country="GB"/>
    </style:style>
    <style:style style:name="P34" style:parent-style-name="Standaard" style:family="paragraph">
      <style:text-properties fo:language="en" fo:country="GB"/>
    </style:style>
    <style:style style:name="P35" style:parent-style-name="Standaard" style:family="paragraph">
      <style:text-properties fo:language="en" fo:country="GB"/>
    </style:style>
    <style:style style:name="P36" style:parent-style-name="Standaard" style:family="paragraph">
      <style:text-properties fo:language="en" fo:country="GB"/>
    </style:style>
    <style:style style:name="P37" style:parent-style-name="Standaard" style:family="paragraph">
      <style:text-properties fo:language="en" fo:country="GB"/>
    </style:style>
    <style:style style:name="P38" style:parent-style-name="Standaard" style:family="paragraph">
      <style:text-properties fo:language="en" fo:country="GB"/>
    </style:style>
    <style:style style:name="P39" style:parent-style-name="Standaard" style:family="paragraph">
      <style:text-properties fo:language="en" fo:country="GB"/>
    </style:style>
    <style:style style:name="P40" style:parent-style-name="Standaard" style:family="paragraph">
      <style:text-properties fo:language="en" fo:country="GB"/>
    </style:style>
    <style:style style:name="P41" style:parent-style-name="Standaard" style:family="paragraph">
      <style:text-properties fo:language="en" fo:country="GB"/>
    </style:style>
    <style:style style:name="P42" style:parent-style-name="Standaard" style:family="paragraph">
      <style:text-properties fo:language="en" fo:country="GB"/>
    </style:style>
    <style:style style:name="P43" style:parent-style-name="Standaard" style:family="paragraph">
      <style:text-properties fo:language="en" fo:country="GB"/>
    </style:style>
    <style:style style:name="P44" style:parent-style-name="Standaard" style:family="paragraph">
      <style:text-properties fo:language="en" fo:country="GB"/>
    </style:style>
    <style:style style:name="P45" style:parent-style-name="Standaard" style:family="paragraph">
      <style:text-properties fo:language="en" fo:country="GB"/>
    </style:style>
    <style:style style:name="P46" style:parent-style-name="Standaard" style:family="paragraph">
      <style:text-properties fo:language="en" fo:country="GB"/>
    </style:style>
    <style:style style:name="P47" style:parent-style-name="Standaard" style:family="paragraph">
      <style:text-properties fo:language="en" fo:country="GB"/>
    </style:style>
    <style:style style:name="P48" style:parent-style-name="Standaard" style:family="paragraph">
      <style:text-properties fo:language="en" fo:country="GB"/>
    </style:style>
    <style:style style:name="P49" style:parent-style-name="Standaard" style:family="paragraph">
      <style:text-properties fo:language="en" fo:country="GB"/>
    </style:style>
    <style:style style:name="P50" style:parent-style-name="Standaard" style:family="paragraph">
      <style:text-properties fo:language="en" fo:country="GB"/>
    </style:style>
    <style:style style:name="P51" style:parent-style-name="Standaard" style:family="paragraph">
      <style:text-properties fo:language="en" fo:country="GB"/>
    </style:style>
    <style:style style:name="P52" style:parent-style-name="Standaard" style:family="paragraph">
      <style:text-properties fo:language="en" fo:country="GB"/>
    </style:style>
    <style:style style:name="P53" style:parent-style-name="Standaard" style:family="paragraph">
      <style:text-properties fo:language="en" fo:country="GB"/>
    </style:style>
    <style:style style:name="P54" style:parent-style-name="Standaard" style:family="paragraph">
      <style:text-properties fo:language="en" fo:country="GB"/>
    </style:style>
    <style:style style:name="P55" style:parent-style-name="Standaard" style:family="paragraph">
      <style:text-properties fo:language="en" fo:country="GB"/>
    </style:style>
    <style:style style:name="P56" style:parent-style-name="Standaard" style:family="paragraph">
      <style:text-properties fo:language="en" fo:country="GB"/>
    </style:style>
    <style:style style:name="P57" style:parent-style-name="Standaard" style:family="paragraph">
      <style:text-properties fo:language="en" fo:country="GB"/>
    </style:style>
    <style:style style:name="P58" style:parent-style-name="Standaard" style:family="paragraph">
      <style:text-properties fo:language="en" fo:country="GB"/>
    </style:style>
    <style:style style:name="P59" style:parent-style-name="Standaard" style:family="paragraph">
      <style:text-properties fo:language="en" fo:country="GB"/>
    </style:style>
    <style:style style:name="P60" style:parent-style-name="Standaard" style:family="paragraph">
      <style:text-properties fo:language="en" fo:country="GB"/>
    </style:style>
    <style:style style:name="P61" style:parent-style-name="Standaard" style:family="paragraph">
      <style:text-properties fo:language="en" fo:country="GB"/>
    </style:style>
    <style:style style:name="P62" style:parent-style-name="Standaard" style:family="paragraph">
      <style:text-properties fo:language="en" fo:country="GB"/>
    </style:style>
    <style:style style:name="P63" style:parent-style-name="Standaard" style:family="paragraph">
      <style:text-properties fo:language="en" fo:country="GB"/>
    </style:style>
    <style:style style:name="P64" style:parent-style-name="Standaard" style:family="paragraph">
      <style:text-properties fo:language="en" fo:country="GB"/>
    </style:style>
    <style:style style:name="P65" style:parent-style-name="Standaard" style:family="paragraph">
      <style:text-properties fo:language="en" fo:country="GB"/>
    </style:style>
    <style:style style:name="P66" style:parent-style-name="Standaard" style:family="paragraph">
      <style:text-properties fo:language="en" fo:country="GB"/>
    </style:style>
    <style:style style:name="P67" style:parent-style-name="Standaard" style:family="paragraph">
      <style:text-properties fo:language="en" fo:country="GB"/>
    </style:style>
    <style:style style:name="P68" style:parent-style-name="Standaard" style:family="paragraph">
      <style:text-properties fo:language="en" fo:country="GB"/>
    </style:style>
    <style:style style:name="P69" style:parent-style-name="Standaard" style:family="paragraph">
      <style:text-properties fo:language="en" fo:country="GB"/>
    </style:style>
    <style:style style:name="P70" style:parent-style-name="Standaard" style:family="paragraph">
      <style:text-properties fo:language="en" fo:country="GB"/>
    </style:style>
    <style:style style:name="P71" style:parent-style-name="Standaard" style:family="paragraph">
      <style:text-properties fo:language="en" fo:country="GB"/>
    </style:style>
    <style:style style:name="P72" style:parent-style-name="Standaard" style:family="paragraph">
      <style:text-properties fo:language="en" fo:country="GB"/>
    </style:style>
    <style:style style:name="P73" style:parent-style-name="Standaard" style:family="paragraph">
      <style:text-properties fo:language="en" fo:country="GB"/>
    </style:style>
    <style:style style:name="P74" style:parent-style-name="Standaard" style:family="paragraph">
      <style:text-properties fo:language="en" fo:country="GB"/>
    </style:style>
    <style:style style:name="P75" style:parent-style-name="Standaard" style:family="paragraph">
      <style:text-properties fo:language="en" fo:country="GB"/>
    </style:style>
    <style:style style:name="P76" style:parent-style-name="Standaard" style:family="paragraph">
      <style:text-properties fo:language="en" fo:country="GB"/>
    </style:style>
    <style:style style:name="P77" style:parent-style-name="Standaard" style:family="paragraph">
      <style:text-properties fo:language="en" fo:country="GB"/>
    </style:style>
    <style:style style:name="P78" style:parent-style-name="Standaard" style:family="paragraph">
      <style:text-properties fo:language="en" fo:country="GB"/>
    </style:style>
    <style:style style:name="P79" style:parent-style-name="Standaard" style:family="paragraph">
      <style:text-properties fo:language="en" fo:country="GB"/>
    </style:style>
    <style:style style:name="P80" style:parent-style-name="Standaard" style:family="paragraph">
      <style:text-properties fo:language="en" fo:country="GB"/>
    </style:style>
    <style:style style:name="P81" style:parent-style-name="Standaard" style:family="paragraph">
      <style:text-properties fo:language="en" fo:country="GB"/>
    </style:style>
    <style:style style:name="P82" style:parent-style-name="Standaard" style:family="paragraph">
      <style:text-properties fo:language="en" fo:country="GB"/>
    </style:style>
    <style:style style:name="P83" style:parent-style-name="Standaard" style:family="paragraph">
      <style:text-properties fo:language="en" fo:country="GB"/>
    </style:style>
    <style:style style:name="P84" style:parent-style-name="Standaard" style:family="paragraph">
      <style:text-properties fo:language="en" fo:country="GB"/>
    </style:style>
    <style:style style:name="P85" style:parent-style-name="Standaard" style:family="paragraph">
      <style:text-properties fo:language="en" fo:country="GB"/>
    </style:style>
    <style:style style:name="P86" style:parent-style-name="Standaard" style:family="paragraph">
      <style:text-properties fo:language="en" fo:country="GB"/>
    </style:style>
    <style:style style:name="P87" style:parent-style-name="Standaard" style:family="paragraph">
      <style:text-properties fo:language="en" fo:country="GB"/>
    </style:style>
    <style:style style:name="P88" style:parent-style-name="Standaard" style:family="paragraph">
      <style:text-properties fo:language="en" fo:country="GB"/>
    </style:style>
    <style:style style:name="P89" style:parent-style-name="Standaard" style:family="paragraph">
      <style:text-properties fo:language="en" fo:country="GB"/>
    </style:style>
    <style:style style:name="P90" style:parent-style-name="Standaard" style:family="paragraph">
      <style:text-properties fo:language="en" fo:country="GB"/>
    </style:style>
    <style:style style:name="P91" style:parent-style-name="Standaard" style:family="paragraph">
      <style:text-properties fo:language="en" fo:country="GB"/>
    </style:style>
    <style:style style:name="P92" style:parent-style-name="Standaard" style:family="paragraph">
      <style:text-properties fo:language="en" fo:country="GB"/>
    </style:style>
    <style:style style:name="P93" style:parent-style-name="Standaard" style:family="paragraph">
      <style:text-properties fo:language="en" fo:country="GB"/>
    </style:style>
    <style:style style:name="P94" style:parent-style-name="Standaard" style:family="paragraph">
      <style:text-properties fo:language="en" fo:country="GB"/>
    </style:style>
    <style:style style:name="P95" style:parent-style-name="Standaard" style:family="paragraph">
      <style:text-properties fo:language="en" fo:country="GB"/>
    </style:style>
    <style:style style:name="P96" style:parent-style-name="Standaard" style:family="paragraph">
      <style:text-properties fo:language="en" fo:country="GB"/>
    </style:style>
    <style:style style:name="P97" style:parent-style-name="Standaard" style:family="paragraph">
      <style:text-properties fo:language="en" fo:country="GB"/>
    </style:style>
    <style:style style:name="P98" style:parent-style-name="Standaard" style:family="paragraph">
      <style:text-properties fo:language="en" fo:country="GB"/>
    </style:style>
    <style:style style:name="P99" style:parent-style-name="Standaard" style:family="paragraph">
      <style:text-properties fo:language="en" fo:country="GB"/>
    </style:style>
    <style:style style:name="P100" style:parent-style-name="Standaard" style:family="paragraph">
      <style:text-properties fo:language="en" fo:country="GB"/>
    </style:style>
    <style:style style:name="P101" style:parent-style-name="Standaard" style:family="paragraph">
      <style:text-properties fo:language="en" fo:country="GB"/>
    </style:style>
    <style:style style:name="P102" style:parent-style-name="Standaard" style:family="paragraph">
      <style:text-properties fo:language="en" fo:country="GB"/>
    </style:style>
    <style:style style:name="P103" style:parent-style-name="Standaard" style:family="paragraph">
      <style:text-properties fo:language="en" fo:country="GB"/>
    </style:style>
    <style:style style:name="P104" style:parent-style-name="Standaard" style:family="paragraph">
      <style:text-properties fo:language="en" fo:country="GB"/>
    </style:style>
    <style:style style:name="P105" style:parent-style-name="Standaard" style:family="paragraph">
      <style:text-properties fo:language="en" fo:country="GB"/>
    </style:style>
    <style:style style:name="P106" style:parent-style-name="Standaard" style:family="paragraph">
      <style:text-properties fo:language="en" fo:country="GB"/>
    </style:style>
    <style:style style:name="P107" style:parent-style-name="Standaard" style:family="paragraph">
      <style:text-properties fo:language="en" fo:country="GB"/>
    </style:style>
    <style:style style:name="P108" style:parent-style-name="Standaard" style:family="paragraph">
      <style:text-properties fo:language="en" fo:country="GB"/>
    </style:style>
    <style:style style:name="P109" style:parent-style-name="Standaard" style:family="paragraph">
      <style:text-properties fo:language="en" fo:country="GB"/>
    </style:style>
    <style:style style:name="P110" style:parent-style-name="Standaard" style:family="paragraph">
      <style:text-properties fo:language="en" fo:country="GB"/>
    </style:style>
    <style:style style:name="P111" style:parent-style-name="Standaard" style:family="paragraph">
      <style:text-properties fo:language="en" fo:country="GB"/>
    </style:style>
    <style:style style:name="P112" style:parent-style-name="Standaard" style:family="paragraph">
      <style:text-properties fo:language="en" fo:country="GB"/>
    </style:style>
    <style:style style:name="P113" style:parent-style-name="Standaard" style:family="paragraph">
      <style:text-properties fo:language="en" fo:country="GB"/>
    </style:style>
    <style:style style:name="P114" style:parent-style-name="Standaard" style:family="paragraph">
      <style:text-properties fo:language="en" fo:country="GB"/>
    </style:style>
    <style:style style:name="P115" style:parent-style-name="Standaard" style:family="paragraph">
      <style:text-properties fo:language="en" fo:country="GB"/>
    </style:style>
    <style:style style:name="P116" style:parent-style-name="Standaard" style:family="paragraph">
      <style:text-properties fo:language="en" fo:country="GB"/>
    </style:style>
    <style:style style:name="P117" style:parent-style-name="Standaard" style:family="paragraph">
      <style:text-properties fo:language="en" fo:country="GB"/>
    </style:style>
    <style:style style:name="P118" style:parent-style-name="Standaard" style:family="paragraph">
      <style:text-properties fo:language="en" fo:country="GB"/>
    </style:style>
    <style:style style:name="P119" style:parent-style-name="Standaard" style:family="paragraph">
      <style:text-properties fo:language="en" fo:country="GB"/>
    </style:style>
    <style:style style:name="P120" style:parent-style-name="Standaard" style:family="paragraph">
      <style:text-properties fo:language="en" fo:country="GB"/>
    </style:style>
    <style:style style:name="P121" style:parent-style-name="Standaard" style:family="paragraph">
      <style:text-properties fo:language="en" fo:country="GB"/>
    </style:style>
    <style:style style:name="P122" style:parent-style-name="Standaard" style:family="paragraph">
      <style:text-properties fo:language="en" fo:country="GB"/>
    </style:style>
    <style:style style:name="P123" style:parent-style-name="Standaard" style:family="paragraph">
      <style:text-properties fo:language="en" fo:country="GB"/>
    </style:style>
    <style:style style:name="P124" style:parent-style-name="Standaard" style:family="paragraph">
      <style:text-properties fo:language="en" fo:country="GB"/>
    </style:style>
    <style:style style:name="P125" style:parent-style-name="Standaard" style:family="paragraph">
      <style:text-properties fo:language="en" fo:country="GB"/>
    </style:style>
    <style:style style:name="P126" style:parent-style-name="Standaard" style:family="paragraph">
      <style:text-properties fo:language="en" fo:country="GB"/>
    </style:style>
    <style:style style:name="P127" style:parent-style-name="Standaard" style:family="paragraph">
      <style:text-properties fo:language="en" fo:country="GB"/>
    </style:style>
    <style:style style:name="P128" style:parent-style-name="Standaard" style:family="paragraph">
      <style:text-properties fo:language="en" fo:country="GB"/>
    </style:style>
    <style:style style:name="P129" style:parent-style-name="Standaard" style:family="paragraph">
      <style:text-properties fo:language="en" fo:country="GB"/>
    </style:style>
    <style:style style:name="P130" style:parent-style-name="Standaard" style:family="paragraph">
      <style:text-properties fo:language="en" fo:country="GB"/>
    </style:style>
    <style:style style:name="P131" style:parent-style-name="Standaard" style:family="paragraph">
      <style:text-properties fo:language="en" fo:country="GB"/>
    </style:style>
    <style:style style:name="P132" style:parent-style-name="Standaard" style:family="paragraph">
      <style:text-properties fo:language="en" fo:country="GB"/>
    </style:style>
    <style:style style:name="P133" style:parent-style-name="Standaard" style:family="paragraph">
      <style:text-properties fo:language="en" fo:country="GB"/>
    </style:style>
    <style:style style:name="P134" style:parent-style-name="Standaard" style:family="paragraph">
      <style:text-properties fo:language="en" fo:country="GB"/>
    </style:style>
    <style:style style:name="P135" style:parent-style-name="Standaard" style:family="paragraph">
      <style:text-properties fo:language="en" fo:country="GB"/>
    </style:style>
    <style:style style:name="P136" style:parent-style-name="Standaard" style:family="paragraph">
      <style:text-properties fo:language="en" fo:country="GB"/>
    </style:style>
    <style:style style:name="P137" style:parent-style-name="Standaard" style:family="paragraph">
      <style:text-properties fo:language="en" fo:country="GB"/>
    </style:style>
    <style:style style:name="P138" style:parent-style-name="Standaard" style:family="paragraph">
      <style:text-properties fo:language="en" fo:country="GB"/>
    </style:style>
    <style:style style:name="P139" style:parent-style-name="Standaard" style:family="paragraph">
      <style:text-properties fo:language="en" fo:country="GB"/>
    </style:style>
    <style:style style:name="P140" style:parent-style-name="Standaard" style:family="paragraph">
      <style:text-properties fo:language="en" fo:country="GB"/>
    </style:style>
    <style:style style:name="P141" style:parent-style-name="Standaard" style:family="paragraph">
      <style:text-properties fo:language="en" fo:country="GB"/>
    </style:style>
    <style:style style:name="P142" style:parent-style-name="Standaard" style:family="paragraph">
      <style:text-properties fo:language="en" fo:country="GB"/>
    </style:style>
    <style:style style:name="P143" style:parent-style-name="Standaard" style:family="paragraph">
      <style:text-properties fo:language="en" fo:country="GB"/>
    </style:style>
    <style:style style:name="P144" style:parent-style-name="Standaard" style:family="paragraph">
      <style:text-properties fo:language="en" fo:country="GB"/>
    </style:style>
    <style:style style:name="P145" style:parent-style-name="Standaard" style:family="paragraph">
      <style:text-properties fo:language="en" fo:country="GB"/>
    </style:style>
    <style:style style:name="P146" style:parent-style-name="Standaard" style:family="paragraph">
      <style:text-properties fo:language="en" fo:country="GB"/>
    </style:style>
    <style:style style:name="P147" style:parent-style-name="Standaard" style:family="paragraph">
      <style:text-properties fo:language="en" fo:country="GB"/>
    </style:style>
    <style:style style:name="P148" style:parent-style-name="Standaard" style:family="paragraph">
      <style:text-properties fo:language="en" fo:country="GB"/>
    </style:style>
    <style:style style:name="P149" style:parent-style-name="Standaard" style:family="paragraph">
      <style:text-properties fo:language="en" fo:country="GB"/>
    </style:style>
    <style:style style:name="P150" style:parent-style-name="Standaard" style:family="paragraph">
      <style:text-properties fo:language="en" fo:country="GB"/>
    </style:style>
    <style:style style:name="P151" style:parent-style-name="Standaard" style:family="paragraph">
      <style:text-properties fo:language="en" fo:country="GB"/>
    </style:style>
    <style:style style:name="P152" style:parent-style-name="Standaard" style:family="paragraph">
      <style:text-properties fo:language="en" fo:country="GB"/>
    </style:style>
    <style:style style:name="P153" style:parent-style-name="Standaard" style:family="paragraph">
      <style:text-properties fo:language="en" fo:country="GB"/>
    </style:style>
    <style:style style:name="P154" style:parent-style-name="Standaard" style:family="paragraph">
      <style:text-properties fo:language="en" fo:country="GB"/>
    </style:style>
    <style:style style:name="P155" style:parent-style-name="Standaard" style:family="paragraph">
      <style:text-properties fo:language="en" fo:country="GB"/>
    </style:style>
    <style:style style:name="P156" style:parent-style-name="Standaard" style:family="paragraph">
      <style:text-properties fo:language="en" fo:country="GB"/>
    </style:style>
    <style:style style:name="P157" style:parent-style-name="Standaard" style:family="paragraph">
      <style:text-properties fo:language="en" fo:country="GB"/>
    </style:style>
    <style:style style:name="P158" style:parent-style-name="Standaard" style:family="paragraph">
      <style:text-properties fo:language="en" fo:country="GB"/>
    </style:style>
    <style:style style:name="P159" style:parent-style-name="Standaard" style:family="paragraph">
      <style:text-properties fo:language="en" fo:country="GB"/>
    </style:style>
    <style:style style:name="P160" style:parent-style-name="Standaard" style:family="paragraph">
      <style:text-properties fo:language="en" fo:country="GB"/>
    </style:style>
    <style:style style:name="P161" style:parent-style-name="Standaard" style:family="paragraph">
      <style:text-properties fo:language="en" fo:country="GB"/>
    </style:style>
    <style:style style:name="P162" style:parent-style-name="Standaard" style:family="paragraph">
      <style:text-properties fo:language="en" fo:country="GB"/>
    </style:style>
    <style:style style:name="P163" style:parent-style-name="Standaard" style:family="paragraph">
      <style:text-properties fo:language="en" fo:country="GB"/>
    </style:style>
    <style:style style:name="P164" style:parent-style-name="Standaard" style:family="paragraph">
      <style:text-properties fo:language="en" fo:country="GB"/>
    </style:style>
    <style:style style:name="P165" style:parent-style-name="Standaard" style:family="paragraph">
      <style:text-properties fo:language="en" fo:country="GB"/>
    </style:style>
    <style:style style:name="P166" style:parent-style-name="Standaard" style:family="paragraph">
      <style:text-properties fo:language="en" fo:country="GB"/>
    </style:style>
    <style:style style:name="P167" style:parent-style-name="Standaard" style:family="paragraph">
      <style:text-properties fo:language="en" fo:country="GB"/>
    </style:style>
    <style:style style:name="P168" style:parent-style-name="Standaard" style:family="paragraph">
      <style:text-properties fo:language="en" fo:country="GB"/>
    </style:style>
    <style:style style:name="P169" style:parent-style-name="Standaard" style:family="paragraph">
      <style:text-properties fo:language="en" fo:country="GB"/>
    </style:style>
    <style:style style:name="P170" style:parent-style-name="Standaard" style:family="paragraph">
      <style:text-properties fo:language="en" fo:country="GB"/>
    </style:style>
    <style:style style:name="P171" style:parent-style-name="Standaard" style:family="paragraph">
      <style:text-properties fo:language="en" fo:country="GB"/>
    </style:style>
    <style:style style:name="P172" style:parent-style-name="Standaard" style:family="paragraph">
      <style:text-properties fo:language="en" fo:country="GB"/>
    </style:style>
    <style:style style:name="P173" style:parent-style-name="Standaard" style:family="paragraph">
      <style:text-properties fo:language="en" fo:country="GB"/>
    </style:style>
    <style:style style:name="P174" style:parent-style-name="Standaard" style:family="paragraph">
      <style:text-properties fo:language="en" fo:country="GB"/>
    </style:style>
    <style:style style:name="P175" style:parent-style-name="Standaard" style:family="paragraph">
      <style:text-properties fo:language="en" fo:country="GB"/>
    </style:style>
    <style:style style:name="P176" style:parent-style-name="Standaard" style:family="paragraph">
      <style:text-properties fo:language="en" fo:country="GB"/>
    </style:style>
    <style:style style:name="P177" style:parent-style-name="Standaard" style:family="paragraph">
      <style:text-properties fo:language="en" fo:country="GB"/>
    </style:style>
    <style:style style:name="P178" style:parent-style-name="Standaard" style:family="paragraph">
      <style:text-properties fo:language="en" fo:country="GB"/>
    </style:style>
    <style:style style:name="P179" style:parent-style-name="Standaard" style:family="paragraph">
      <style:text-properties fo:language="en" fo:country="GB"/>
    </style:style>
    <style:style style:name="P180" style:parent-style-name="Standaard" style:family="paragraph">
      <style:text-properties fo:language="en" fo:country="GB"/>
    </style:style>
    <style:style style:name="P181" style:parent-style-name="Standaard" style:family="paragraph">
      <style:text-properties fo:language="en" fo:country="GB"/>
    </style:style>
    <style:style style:name="P182" style:parent-style-name="Standaard" style:family="paragraph">
      <style:text-properties fo:language="en" fo:country="GB"/>
    </style:style>
    <style:style style:name="P183" style:parent-style-name="Standaard" style:family="paragraph">
      <style:text-properties fo:language="en" fo:country="GB"/>
    </style:style>
    <style:style style:name="P184" style:parent-style-name="Standaard" style:family="paragraph">
      <style:text-properties fo:language="en" fo:country="GB"/>
    </style:style>
    <style:style style:name="P185" style:parent-style-name="Standaard" style:family="paragraph">
      <style:text-properties fo:language="en" fo:country="GB"/>
    </style:style>
    <style:style style:name="P186" style:parent-style-name="Standaard" style:family="paragraph">
      <style:text-properties fo:language="en" fo:country="GB"/>
    </style:style>
    <style:style style:name="P187" style:parent-style-name="Standaard" style:family="paragraph">
      <style:text-properties fo:language="en" fo:country="GB"/>
    </style:style>
    <style:style style:name="P188" style:parent-style-name="Standaard" style:family="paragraph">
      <style:text-properties fo:language="en" fo:country="GB"/>
    </style:style>
    <style:style style:name="P189" style:parent-style-name="Standaard" style:family="paragraph">
      <style:text-properties fo:language="en" fo:country="GB"/>
    </style:style>
    <style:style style:name="P190" style:parent-style-name="Standaard" style:family="paragraph">
      <style:text-properties fo:language="en" fo:country="GB"/>
    </style:style>
    <style:style style:name="P191" style:parent-style-name="Standaard" style:family="paragraph">
      <style:text-properties fo:language="en" fo:country="GB"/>
    </style:style>
    <style:style style:name="P192" style:parent-style-name="Standaard" style:family="paragraph">
      <style:text-properties fo:language="en" fo:country="GB"/>
    </style:style>
    <style:style style:name="P193" style:parent-style-name="Standaard" style:family="paragraph">
      <style:text-properties fo:language="en" fo:country="GB"/>
    </style:style>
    <style:style style:name="P194" style:parent-style-name="Standaard" style:family="paragraph">
      <style:text-properties fo:language="en" fo:country="GB"/>
    </style:style>
    <style:style style:name="P195" style:parent-style-name="Standaard" style:family="paragraph">
      <style:text-properties fo:language="en" fo:country="GB"/>
    </style:style>
    <style:style style:name="P196" style:parent-style-name="Standaard" style:family="paragraph">
      <style:text-properties fo:language="en" fo:country="GB"/>
    </style:style>
    <style:style style:name="P197" style:parent-style-name="Standaard" style:family="paragraph">
      <style:text-properties fo:language="en" fo:country="GB"/>
    </style:style>
    <style:style style:name="P198" style:parent-style-name="Standaard" style:family="paragraph">
      <style:text-properties fo:language="en" fo:country="GB"/>
    </style:style>
    <style:style style:name="P199" style:parent-style-name="Standaard" style:family="paragraph">
      <style:text-properties fo:language="en" fo:country="GB"/>
    </style:style>
    <style:style style:name="P200" style:parent-style-name="Standaard" style:family="paragraph">
      <style:text-properties fo:language="en" fo:country="GB"/>
    </style:style>
    <style:style style:name="P201" style:parent-style-name="Standaard" style:family="paragraph">
      <style:text-properties fo:language="en" fo:country="GB"/>
    </style:style>
    <style:style style:name="P202" style:parent-style-name="Standaard" style:family="paragraph">
      <style:text-properties fo:language="en" fo:country="GB"/>
    </style:style>
    <style:style style:name="P203" style:parent-style-name="Standaard" style:family="paragraph">
      <style:text-properties fo:language="en" fo:country="GB"/>
    </style:style>
    <style:style style:name="P204" style:parent-style-name="Standaard" style:family="paragraph">
      <style:text-properties fo:language="en" fo:country="GB"/>
    </style:style>
    <style:style style:name="P205" style:parent-style-name="Standaard" style:family="paragraph">
      <style:text-properties fo:language="en" fo:country="GB"/>
    </style:style>
    <style:style style:name="P206" style:parent-style-name="Standaard" style:family="paragraph">
      <style:text-properties fo:language="en" fo:country="GB"/>
    </style:style>
    <style:style style:name="P207" style:parent-style-name="Standaard" style:family="paragraph">
      <style:text-properties fo:language="en" fo:country="GB"/>
    </style:style>
    <style:style style:name="P208" style:parent-style-name="Standaard" style:family="paragraph">
      <style:text-properties fo:language="en" fo:country="GB"/>
    </style:style>
    <style:style style:name="P209" style:parent-style-name="Standaard" style:family="paragraph">
      <style:text-properties fo:language="en" fo:country="GB"/>
    </style:style>
    <style:style style:name="P210" style:parent-style-name="Standaard" style:family="paragraph">
      <style:text-properties fo:language="en" fo:country="GB"/>
    </style:style>
    <style:style style:name="P211" style:parent-style-name="Standaard" style:family="paragraph">
      <style:text-properties fo:language="en" fo:country="GB"/>
    </style:style>
    <style:style style:name="P212" style:parent-style-name="Standaard" style:family="paragraph">
      <style:text-properties fo:language="en" fo:country="GB"/>
    </style:style>
    <style:style style:name="P213" style:parent-style-name="Standaard" style:family="paragraph">
      <style:text-properties fo:language="en" fo:country="GB"/>
    </style:style>
    <style:style style:name="P214" style:parent-style-name="Standaard" style:family="paragraph">
      <style:text-properties fo:language="en" fo:country="GB"/>
    </style:style>
    <style:style style:name="P215" style:parent-style-name="Standaard" style:family="paragraph">
      <style:text-properties fo:language="en" fo:country="GB"/>
    </style:style>
    <style:style style:name="P216" style:parent-style-name="Standaard" style:family="paragraph">
      <style:text-properties fo:language="en" fo:country="GB"/>
    </style:style>
    <style:style style:name="P217" style:parent-style-name="Standaard" style:family="paragraph">
      <style:text-properties fo:language="en" fo:country="GB"/>
    </style:style>
    <style:style style:name="P218" style:parent-style-name="Standaard" style:family="paragraph">
      <style:text-properties fo:language="en" fo:country="GB"/>
    </style:style>
    <style:style style:name="P219" style:parent-style-name="Standaard" style:family="paragraph">
      <style:text-properties fo:language="en" fo:country="GB"/>
    </style:style>
    <style:style style:name="T220" style:parent-style-name="Standaardalinea-lettertype" style:family="text">
      <style:text-properties fo:language="en" fo:country="GB"/>
    </style:style>
    <style:style style:name="T221" style:parent-style-name="Standaardalinea-lettertype" style:family="text">
      <style:text-properties fo:language="en" fo:country="GB"/>
    </style:style>
    <style:style style:name="P222" style:parent-style-name="Standaard" style:family="paragraph">
      <style:text-properties fo:language="en" fo:country="GB"/>
    </style:style>
    <style:style style:name="P223" style:parent-style-name="Standaard" style:family="paragraph">
      <style:text-properties fo:language="en" fo:country="GB"/>
    </style:style>
    <style:style style:name="P224" style:parent-style-name="Standaard" style:family="paragraph">
      <style:text-properties fo:language="en" fo:country="GB"/>
    </style:style>
    <style:style style:name="P225" style:parent-style-name="Standaard" style:family="paragraph">
      <style:text-properties fo:language="en" fo:country="GB"/>
    </style:style>
    <style:style style:name="P226" style:parent-style-name="Standaard" style:family="paragraph">
      <style:text-properties fo:language="en" fo:country="GB"/>
    </style:style>
    <style:style style:name="P227" style:parent-style-name="Standaard" style:family="paragraph">
      <style:text-properties fo:language="en" fo:country="GB"/>
    </style:style>
    <style:style style:name="P228" style:parent-style-name="Standaard" style:family="paragraph">
      <style:text-properties fo:language="en" fo:country="GB"/>
    </style:style>
    <style:style style:name="P229" style:parent-style-name="Standaard" style:family="paragraph">
      <style:text-properties fo:language="en" fo:country="GB"/>
    </style:style>
    <style:style style:name="P230" style:parent-style-name="Standaard" style:family="paragraph">
      <style:text-properties fo:language="en" fo:country="GB"/>
    </style:style>
    <style:style style:name="P231" style:parent-style-name="Standaard" style:family="paragraph">
      <style:text-properties fo:language="en" fo:country="GB"/>
    </style:style>
    <style:style style:name="P232" style:parent-style-name="Standaard" style:family="paragraph">
      <style:text-properties fo:language="en" fo:country="GB"/>
    </style:style>
    <style:style style:name="T233" style:parent-style-name="Standaardalinea-lettertype" style:family="text">
      <style:text-properties style:font-name-complex="Arial"/>
    </style:style>
    <style:style style:name="T234" style:parent-style-name="Standaardalinea-lettertype" style:family="text">
      <style:text-properties style:font-name-complex="Arial"/>
    </style:style>
    <style:style style:name="T235" style:parent-style-name="Standaardalinea-lettertype" style:family="text">
      <style:text-properties style:font-name-complex="Arial"/>
    </style:style>
    <style:style style:name="T236" style:parent-style-name="Standaardalinea-lettertype" style:family="text">
      <style:text-properties style:font-name-complex="Arial"/>
    </style:style>
    <style:style style:name="T237" style:parent-style-name="Standaardalinea-lettertype" style:family="text">
      <style:text-properties style:font-name-complex="Arial"/>
    </style:style>
    <style:style style:name="T238" style:parent-style-name="Standaardalinea-lettertype" style:family="text">
      <style:text-properties style:font-name-complex="Arial"/>
    </style:style>
    <style:style style:name="T239" style:parent-style-name="Standaardalinea-lettertype" style:family="text">
      <style:text-properties style:font-name-complex="Arial"/>
    </style:style>
    <style:style style:name="T240" style:parent-style-name="Standaardalinea-lettertype" style:family="text">
      <style:text-properties style:font-name-complex="Arial"/>
    </style:style>
    <style:style style:name="T241" style:parent-style-name="Standaardalinea-lettertype" style:family="text">
      <style:text-properties style:font-name-complex="Arial"/>
    </style:style>
    <style:style style:name="T242" style:parent-style-name="Standaardalinea-lettertype" style:family="text">
      <style:text-properties style:font-name-complex="Arial"/>
    </style:style>
    <style:style style:name="T243" style:parent-style-name="Standaardalinea-lettertype" style:family="text">
      <style:text-properties style:font-name-complex="Arial"/>
    </style:style>
    <style:style style:name="T244" style:parent-style-name="Standaardalinea-lettertype" style:family="text">
      <style:text-properties style:font-name-complex="Arial"/>
    </style:style>
    <style:style style:name="T245" style:parent-style-name="Standaardalinea-lettertype" style:family="text">
      <style:text-properties style:font-name-complex="Arial"/>
    </style:style>
    <style:style style:name="T246" style:parent-style-name="Standaardalinea-lettertype" style:family="text">
      <style:text-properties style:font-name-complex="Arial"/>
    </style:style>
    <style:style style:name="T247" style:parent-style-name="Standaardalinea-lettertype" style:family="text">
      <style:text-properties style:font-name-complex="Arial"/>
    </style:style>
    <style:style style:name="T248" style:parent-style-name="Standaardalinea-lettertype" style:family="text">
      <style:text-properties fo:language="en" fo:country="GB"/>
    </style:style>
    <style:style style:name="T249" style:parent-style-name="Standaardalinea-lettertype" style:family="text">
      <style:text-properties fo:language="en" fo:country="GB"/>
    </style:style>
    <style:style style:name="T250" style:parent-style-name="Standaardalinea-lettertype" style:family="text">
      <style:text-properties style:font-name-complex="Arial"/>
    </style:style>
    <style:style style:name="T251" style:parent-style-name="Standaardalinea-lettertype" style:family="text">
      <style:text-properties fo:language="en" fo:country="GB"/>
    </style:style>
    <style:style style:name="T252" style:parent-style-name="Standaardalinea-lettertype" style:family="text">
      <style:text-properties fo:language="en" fo:country="GB"/>
    </style:style>
    <style:style style:name="T253" style:parent-style-name="Standaardalinea-lettertype" style:family="text">
      <style:text-properties style:font-name-complex="Arial"/>
    </style:style>
    <style:style style:name="T254" style:parent-style-name="Standaardalinea-lettertype" style:family="text">
      <style:text-properties fo:language="en" fo:country="GB"/>
    </style:style>
    <style:style style:name="T255" style:parent-style-name="Standaardalinea-lettertype" style:family="text">
      <style:text-properties style:font-name-complex="Arial"/>
    </style:style>
    <style:style style:name="T256" style:parent-style-name="Standaardalinea-lettertype" style:family="text">
      <style:text-properties fo:language="en" fo:country="GB"/>
    </style:style>
    <style:style style:name="P257" style:parent-style-name="Standaard" style:family="paragraph">
      <style:text-properties fo:language="en" fo:country="GB"/>
    </style:style>
    <style:style style:name="P258" style:parent-style-name="Standaard" style:family="paragraph">
      <style:text-properties fo:language="en" fo:country="GB"/>
    </style:style>
    <style:style style:name="P259" style:parent-style-name="Standaard" style:family="paragraph">
      <style:text-properties fo:language="en" fo:country="GB"/>
    </style:style>
    <style:style style:name="P260" style:parent-style-name="Standaard" style:family="paragraph">
      <style:text-properties fo:language="en" fo:country="GB"/>
    </style:style>
    <style:style style:name="P261" style:parent-style-name="Standaard" style:family="paragraph">
      <style:text-properties fo:language="en" fo:country="GB"/>
    </style:style>
    <style:style style:name="P262" style:parent-style-name="Standaard" style:family="paragraph">
      <style:text-properties fo:language="en" fo:country="GB"/>
    </style:style>
    <style:style style:name="T263" style:parent-style-name="Standaardalinea-lettertype" style:family="text">
      <style:text-properties fo:language="en" fo:country="GB"/>
    </style:style>
    <style:style style:name="T264" style:parent-style-name="Standaardalinea-lettertype" style:family="text">
      <style:text-properties style:font-name-complex="Arial"/>
    </style:style>
    <style:style style:name="T265" style:parent-style-name="Standaardalinea-lettertype" style:family="text">
      <style:text-properties style:font-name-complex="Arial"/>
    </style:style>
    <style:style style:name="T266" style:parent-style-name="Standaardalinea-lettertype" style:family="text">
      <style:text-properties style:font-name-complex="Arial"/>
    </style:style>
    <style:style style:name="T267" style:parent-style-name="Standaardalinea-lettertype" style:family="text">
      <style:text-properties style:font-name-complex="Arial"/>
    </style:style>
    <style:style style:name="T268" style:parent-style-name="Standaardalinea-lettertype" style:family="text">
      <style:text-properties style:font-name-complex="Arial"/>
    </style:style>
    <style:style style:name="T269" style:parent-style-name="Standaardalinea-lettertype" style:family="text">
      <style:text-properties style:font-name-complex="Arial"/>
    </style:style>
    <style:style style:name="T270" style:parent-style-name="Standaardalinea-lettertype" style:family="text">
      <style:text-properties style:font-name-complex="Arial"/>
    </style:style>
    <style:style style:name="T271" style:parent-style-name="Standaardalinea-lettertype" style:family="text">
      <style:text-properties style:font-name-complex="Arial"/>
    </style:style>
    <style:style style:name="T272" style:parent-style-name="Standaardalinea-lettertype" style:family="text">
      <style:text-properties style:font-name-complex="Arial"/>
    </style:style>
    <style:style style:name="T273" style:parent-style-name="Standaardalinea-lettertype" style:family="text">
      <style:text-properties style:font-name-complex="Arial"/>
    </style:style>
    <style:style style:name="T274" style:parent-style-name="Standaardalinea-lettertype" style:family="text">
      <style:text-properties style:font-name-complex="Arial"/>
    </style:style>
    <style:style style:name="T275" style:parent-style-name="Standaardalinea-lettertype" style:family="text">
      <style:text-properties style:font-name-complex="Arial"/>
    </style:style>
    <style:style style:name="T276" style:parent-style-name="Standaardalinea-lettertype" style:family="text">
      <style:text-properties style:font-name-complex="Arial"/>
    </style:style>
    <style:style style:name="T277" style:parent-style-name="Standaardalinea-lettertype" style:family="text">
      <style:text-properties style:font-name-complex="Arial"/>
    </style:style>
    <style:style style:name="T278" style:parent-style-name="Standaardalinea-lettertype" style:family="text">
      <style:text-properties style:font-name-complex="Arial"/>
    </style:style>
    <style:style style:name="T279" style:parent-style-name="Standaardalinea-lettertype" style:family="text">
      <style:text-properties style:font-name-complex="Arial"/>
    </style:style>
    <style:style style:name="T280" style:parent-style-name="Standaardalinea-lettertype" style:family="text">
      <style:text-properties style:font-name-complex="Arial"/>
    </style:style>
    <style:style style:name="T281" style:parent-style-name="Standaardalinea-lettertype" style:family="text">
      <style:text-properties style:font-name-complex="Arial"/>
    </style:style>
    <style:style style:name="T282" style:parent-style-name="Standaardalinea-lettertype" style:family="text">
      <style:text-properties style:font-name-complex="Arial"/>
    </style:style>
    <style:style style:name="T283" style:parent-style-name="Standaardalinea-lettertype" style:family="text">
      <style:text-properties style:font-name-complex="Arial"/>
    </style:style>
    <style:style style:name="T284" style:parent-style-name="Standaardalinea-lettertype" style:family="text">
      <style:text-properties style:font-name-complex="Arial"/>
    </style:style>
    <style:style style:name="T285" style:parent-style-name="Standaardalinea-lettertype" style:family="text">
      <style:text-properties style:font-name-complex="Arial"/>
    </style:style>
    <style:style style:name="T286" style:parent-style-name="Standaardalinea-lettertype" style:family="text">
      <style:text-properties style:font-name-complex="Arial"/>
    </style:style>
    <style:style style:name="T287" style:parent-style-name="Standaardalinea-lettertype" style:family="text">
      <style:text-properties style:font-name-complex="Arial"/>
    </style:style>
    <style:style style:name="T288" style:parent-style-name="Standaardalinea-lettertype" style:family="text">
      <style:text-properties style:font-name-complex="Arial"/>
    </style:style>
    <style:style style:name="T289" style:parent-style-name="Standaardalinea-lettertype" style:family="text">
      <style:text-properties style:font-name-complex="Arial"/>
    </style:style>
    <style:style style:name="T290" style:parent-style-name="Standaardalinea-lettertype" style:family="text">
      <style:text-properties style:font-name-complex="Arial"/>
    </style:style>
    <style:style style:name="T291" style:parent-style-name="Standaardalinea-lettertype" style:family="text">
      <style:text-properties style:font-name-complex="Arial"/>
    </style:style>
    <style:style style:name="T292" style:parent-style-name="Standaardalinea-lettertype" style:family="text">
      <style:text-properties style:font-name-complex="Arial"/>
    </style:style>
    <style:style style:name="T293" style:parent-style-name="Standaardalinea-lettertype" style:family="text">
      <style:text-properties style:font-name-complex="Arial"/>
    </style:style>
    <style:style style:name="T294" style:parent-style-name="Standaardalinea-lettertype" style:family="text">
      <style:text-properties style:font-name-complex="Arial"/>
    </style:style>
    <style:style style:name="T295" style:parent-style-name="Standaardalinea-lettertype" style:family="text">
      <style:text-properties style:font-name-complex="Arial"/>
    </style:style>
    <style:style style:name="T296" style:parent-style-name="Standaardalinea-lettertype" style:family="text">
      <style:text-properties style:font-name-complex="Arial"/>
    </style:style>
    <style:style style:name="T297" style:parent-style-name="Standaardalinea-lettertype" style:family="text">
      <style:text-properties style:font-name-complex="Arial"/>
    </style:style>
    <style:style style:name="T298" style:parent-style-name="Standaardalinea-lettertype" style:family="text">
      <style:text-properties style:font-name-complex="Arial"/>
    </style:style>
    <style:style style:name="T299" style:parent-style-name="Standaardalinea-lettertype" style:family="text">
      <style:text-properties style:font-name-complex="Arial"/>
    </style:style>
    <style:style style:name="T300" style:parent-style-name="Standaardalinea-lettertype" style:family="text">
      <style:text-properties style:font-name-complex="Arial"/>
    </style:style>
    <style:style style:name="T301" style:parent-style-name="Standaardalinea-lettertype" style:family="text">
      <style:text-properties style:font-name-complex="Arial"/>
    </style:style>
    <style:style style:name="T302" style:parent-style-name="Standaardalinea-lettertype" style:family="text">
      <style:text-properties style:font-name-complex="Arial"/>
    </style:style>
    <style:style style:name="T303" style:parent-style-name="Standaardalinea-lettertype" style:family="text">
      <style:text-properties style:font-name-complex="Arial"/>
    </style:style>
    <style:style style:name="T304" style:parent-style-name="Standaardalinea-lettertype" style:family="text">
      <style:text-properties style:font-name-complex="Arial"/>
    </style:style>
    <style:style style:name="T305" style:parent-style-name="Standaardalinea-lettertype" style:family="text">
      <style:text-properties style:font-name-complex="Arial"/>
    </style:style>
    <style:style style:name="T306" style:parent-style-name="Standaardalinea-lettertype" style:family="text">
      <style:text-properties style:font-name-complex="Arial"/>
    </style:style>
    <style:style style:name="T307" style:parent-style-name="Standaardalinea-lettertype" style:family="text">
      <style:text-properties fo:language="en" fo:country="GB"/>
    </style:style>
    <style:style style:name="P308" style:parent-style-name="Standaard" style:family="paragraph">
      <style:text-properties fo:language="en" fo:country="GB"/>
    </style:style>
    <style:style style:name="P309" style:parent-style-name="Standaard" style:family="paragraph">
      <style:text-properties fo:language="en" fo:country="GB"/>
    </style:style>
    <style:style style:name="P310" style:parent-style-name="Standaard" style:family="paragraph">
      <style:text-properties fo:language="en" fo:country="GB"/>
    </style:style>
    <style:style style:name="P311" style:parent-style-name="Standaard" style:family="paragraph">
      <style:text-properties fo:language="en" fo:country="GB"/>
    </style:style>
    <style:style style:name="P312" style:parent-style-name="Standaard" style:family="paragraph">
      <style:text-properties fo:language="en" fo:country="GB"/>
    </style:style>
    <style:style style:name="P313" style:parent-style-name="Standaard" style:family="paragraph">
      <style:text-properties fo:language="en" fo:country="GB"/>
    </style:style>
    <style:style style:name="P314" style:parent-style-name="Standaard" style:family="paragraph">
      <style:text-properties fo:language="en" fo:country="GB"/>
    </style:style>
    <style:style style:name="T315" style:parent-style-name="Standaardalinea-lettertype" style:family="text">
      <style:text-properties fo:language="en" fo:country="GB"/>
    </style:style>
    <style:style style:name="T316" style:parent-style-name="Standaardalinea-lettertype" style:family="text">
      <style:text-properties style:font-name-complex="Arial"/>
    </style:style>
    <style:style style:name="T317" style:parent-style-name="Standaardalinea-lettertype" style:family="text">
      <style:text-properties style:font-name-complex="Arial"/>
    </style:style>
    <style:style style:name="T318" style:parent-style-name="Standaardalinea-lettertype" style:family="text">
      <style:text-properties style:font-name-complex="Arial"/>
    </style:style>
    <style:style style:name="T319" style:parent-style-name="Standaardalinea-lettertype" style:family="text">
      <style:text-properties style:font-name-complex="Arial"/>
    </style:style>
    <style:style style:name="T320" style:parent-style-name="Standaardalinea-lettertype" style:family="text">
      <style:text-properties style:font-name-complex="Arial"/>
    </style:style>
    <style:style style:name="T321" style:parent-style-name="Standaardalinea-lettertype" style:family="text">
      <style:text-properties style:font-name-complex="Arial"/>
    </style:style>
    <style:style style:name="T322" style:parent-style-name="Standaardalinea-lettertype" style:family="text">
      <style:text-properties style:font-name-complex="Arial"/>
    </style:style>
    <style:style style:name="T323" style:parent-style-name="Standaardalinea-lettertype" style:family="text">
      <style:text-properties style:font-name-complex="Arial"/>
    </style:style>
    <style:style style:name="T324" style:parent-style-name="Standaardalinea-lettertype" style:family="text">
      <style:text-properties style:font-name-complex="Arial"/>
    </style:style>
    <style:style style:name="T325" style:parent-style-name="Standaardalinea-lettertype" style:family="text">
      <style:text-properties style:font-name-complex="Arial"/>
    </style:style>
    <style:style style:name="T326" style:parent-style-name="Standaardalinea-lettertype" style:family="text">
      <style:text-properties style:font-name-complex="Arial"/>
    </style:style>
    <style:style style:name="T327" style:parent-style-name="Standaardalinea-lettertype" style:family="text">
      <style:text-properties style:font-name-complex="Arial"/>
    </style:style>
    <style:style style:name="T328" style:parent-style-name="Standaardalinea-lettertype" style:family="text">
      <style:text-properties style:font-name-complex="Arial"/>
    </style:style>
    <style:style style:name="T329" style:parent-style-name="Standaardalinea-lettertype" style:family="text">
      <style:text-properties style:font-name-complex="Arial"/>
    </style:style>
    <style:style style:name="T330" style:parent-style-name="Standaardalinea-lettertype" style:family="text">
      <style:text-properties style:font-name-complex="Arial"/>
    </style:style>
    <style:style style:name="T331" style:parent-style-name="Standaardalinea-lettertype" style:family="text">
      <style:text-properties style:font-name-complex="Arial"/>
    </style:style>
    <style:style style:name="T332" style:parent-style-name="Standaardalinea-lettertype" style:family="text">
      <style:text-properties style:font-name-complex="Arial"/>
    </style:style>
    <style:style style:name="T333" style:parent-style-name="Standaardalinea-lettertype" style:family="text">
      <style:text-properties style:font-name-complex="Arial"/>
    </style:style>
    <style:style style:name="T334" style:parent-style-name="Standaardalinea-lettertype" style:family="text">
      <style:text-properties style:font-name-complex="Arial"/>
    </style:style>
    <style:style style:name="T335" style:parent-style-name="Standaardalinea-lettertype" style:family="text">
      <style:text-properties style:font-name-complex="Arial"/>
    </style:style>
    <style:style style:name="T336" style:parent-style-name="Standaardalinea-lettertype" style:family="text">
      <style:text-properties style:font-name-complex="Arial"/>
    </style:style>
    <style:style style:name="T337" style:parent-style-name="Standaardalinea-lettertype" style:family="text">
      <style:text-properties style:font-name-complex="Arial"/>
    </style:style>
    <style:style style:name="T338" style:parent-style-name="Standaardalinea-lettertype" style:family="text">
      <style:text-properties style:font-name-complex="Arial"/>
    </style:style>
    <style:style style:name="T339" style:parent-style-name="Standaardalinea-lettertype" style:family="text">
      <style:text-properties style:font-name-complex="Arial"/>
    </style:style>
    <style:style style:name="T340" style:parent-style-name="Standaardalinea-lettertype" style:family="text">
      <style:text-properties style:font-name-complex="Arial"/>
    </style:style>
    <style:style style:name="T341" style:parent-style-name="Standaardalinea-lettertype" style:family="text">
      <style:text-properties style:font-name-complex="Arial"/>
    </style:style>
    <style:style style:name="T342" style:parent-style-name="Standaardalinea-lettertype" style:family="text">
      <style:text-properties style:font-name-complex="Arial"/>
    </style:style>
    <style:style style:name="T343" style:parent-style-name="Standaardalinea-lettertype" style:family="text">
      <style:text-properties style:font-name-complex="Arial"/>
    </style:style>
    <style:style style:name="T344" style:parent-style-name="Standaardalinea-lettertype" style:family="text">
      <style:text-properties style:font-name-complex="Arial"/>
    </style:style>
    <style:style style:name="T345" style:parent-style-name="Standaardalinea-lettertype" style:family="text">
      <style:text-properties style:font-name-complex="Arial"/>
    </style:style>
    <style:style style:name="T346" style:parent-style-name="Standaardalinea-lettertype" style:family="text">
      <style:text-properties style:font-name-complex="Arial"/>
    </style:style>
    <style:style style:name="T347" style:parent-style-name="Standaardalinea-lettertype" style:family="text">
      <style:text-properties fo:language="en" fo:country="GB"/>
    </style:style>
    <style:style style:name="P348" style:parent-style-name="Standaard" style:family="paragraph">
      <style:text-properties fo:language="en" fo:country="GB"/>
    </style:style>
    <style:style style:name="P349" style:parent-style-name="Standaard" style:family="paragraph">
      <style:text-properties fo:language="en" fo:country="GB"/>
    </style:style>
    <style:style style:name="P350" style:parent-style-name="Standaard" style:family="paragraph">
      <style:text-properties fo:language="en" fo:country="GB"/>
    </style:style>
    <style:style style:name="P351" style:parent-style-name="Standaard" style:family="paragraph">
      <style:text-properties fo:language="en" fo:country="GB"/>
    </style:style>
    <style:style style:name="P352" style:parent-style-name="Standaard" style:family="paragraph">
      <style:text-properties fo:language="en" fo:country="GB"/>
    </style:style>
    <style:style style:name="P353" style:parent-style-name="Standaard" style:family="paragraph">
      <style:text-properties fo:language="en" fo:country="GB"/>
    </style:style>
    <style:style style:name="P354" style:parent-style-name="Standaard" style:family="paragraph">
      <style:text-properties fo:language="en" fo:country="GB"/>
    </style:style>
    <style:style style:name="T355" style:parent-style-name="Standaardalinea-lettertype" style:family="text">
      <style:text-properties fo:language="en" fo:country="GB"/>
    </style:style>
    <style:style style:name="T356" style:parent-style-name="Standaardalinea-lettertype" style:family="text">
      <style:text-properties style:font-name-complex="Arial"/>
    </style:style>
    <style:style style:name="T357" style:parent-style-name="Standaardalinea-lettertype" style:family="text">
      <style:text-properties style:font-name-complex="Arial"/>
    </style:style>
    <style:style style:name="T358" style:parent-style-name="Standaardalinea-lettertype" style:family="text">
      <style:text-properties style:font-name-complex="Arial"/>
    </style:style>
    <style:style style:name="T359" style:parent-style-name="Standaardalinea-lettertype" style:family="text">
      <style:text-properties style:font-name-complex="Arial"/>
    </style:style>
    <style:style style:name="T360" style:parent-style-name="Standaardalinea-lettertype" style:family="text">
      <style:text-properties style:font-name-complex="Arial"/>
    </style:style>
    <style:style style:name="T361" style:parent-style-name="Standaardalinea-lettertype" style:family="text">
      <style:text-properties style:font-name-complex="Arial"/>
    </style:style>
    <style:style style:name="T362" style:parent-style-name="Standaardalinea-lettertype" style:family="text">
      <style:text-properties style:font-name-complex="Arial"/>
    </style:style>
    <style:style style:name="T363" style:parent-style-name="Standaardalinea-lettertype" style:family="text">
      <style:text-properties style:font-name-complex="Arial"/>
    </style:style>
    <style:style style:name="T364" style:parent-style-name="Standaardalinea-lettertype" style:family="text">
      <style:text-properties style:font-name-complex="Arial"/>
    </style:style>
    <style:style style:name="T365" style:parent-style-name="Standaardalinea-lettertype" style:family="text">
      <style:text-properties style:font-name-complex="Arial"/>
    </style:style>
    <style:style style:name="T366" style:parent-style-name="Standaardalinea-lettertype" style:family="text">
      <style:text-properties style:font-name-complex="Arial"/>
    </style:style>
    <style:style style:name="T367" style:parent-style-name="Standaardalinea-lettertype" style:family="text">
      <style:text-properties style:font-name-complex="Arial"/>
    </style:style>
    <style:style style:name="T368" style:parent-style-name="Standaardalinea-lettertype" style:family="text">
      <style:text-properties style:font-name-complex="Arial"/>
    </style:style>
    <style:style style:name="T369" style:parent-style-name="Standaardalinea-lettertype" style:family="text">
      <style:text-properties style:font-name-complex="Arial"/>
    </style:style>
    <style:style style:name="T370" style:parent-style-name="Standaardalinea-lettertype" style:family="text">
      <style:text-properties style:font-name-complex="Arial"/>
    </style:style>
    <style:style style:name="T371" style:parent-style-name="Standaardalinea-lettertype" style:family="text">
      <style:text-properties style:font-name-complex="Arial"/>
    </style:style>
    <style:style style:name="T372" style:parent-style-name="Standaardalinea-lettertype" style:family="text">
      <style:text-properties style:font-name-complex="Arial"/>
    </style:style>
    <style:style style:name="T373" style:parent-style-name="Standaardalinea-lettertype" style:family="text">
      <style:text-properties style:font-name-complex="Arial"/>
    </style:style>
    <style:style style:name="T374" style:parent-style-name="Standaardalinea-lettertype" style:family="text">
      <style:text-properties style:font-name-complex="Arial"/>
    </style:style>
    <style:style style:name="T375" style:parent-style-name="Standaardalinea-lettertype" style:family="text">
      <style:text-properties style:font-name-complex="Arial"/>
    </style:style>
    <style:style style:name="T376" style:parent-style-name="Standaardalinea-lettertype" style:family="text">
      <style:text-properties style:font-name-complex="Arial"/>
    </style:style>
    <style:style style:name="T377" style:parent-style-name="Standaardalinea-lettertype" style:family="text">
      <style:text-properties style:font-name-complex="Arial"/>
    </style:style>
    <style:style style:name="T378" style:parent-style-name="Standaardalinea-lettertype" style:family="text">
      <style:text-properties style:font-name-complex="Arial"/>
    </style:style>
    <style:style style:name="T379" style:parent-style-name="Standaardalinea-lettertype" style:family="text">
      <style:text-properties fo:language="en" fo:country="GB"/>
    </style:style>
    <style:style style:name="P380" style:parent-style-name="Standaard" style:family="paragraph">
      <style:text-properties fo:language="en" fo:country="GB"/>
    </style:style>
    <style:style style:name="T381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&lt;!DOCTYPE html&gt;</text:p>
      <text:p text:style-name="Standaard">&lt;html lang="nl"&gt;</text:p>
      <text:p text:style-name="P2">&lt;head&gt;</text:p>
      <text:p text:style-name="P3"><text:s text:c="2"/>&lt;meta charset="UTF-8" /&gt;</text:p>
      <text:p text:style-name="P4"><text:s text:c="2"/>&lt;meta name="viewport" content="width=device-width, initial-scale=1" /&gt;</text:p>
      <text:p text:style-name="Standaard"><text:span text:style-name="T5"><text:s text:c="2"/>&lt;title&gt;Afghaanse Kleren Winkel |<text:s/></text:span><text:span text:style-name="T6">د</text:span><text:span text:style-name="T7"><text:s/></text:span><text:span text:style-name="T8">افغان</text:span><text:span text:style-name="T9"><text:s/></text:span><text:span text:style-name="T10">کالي</text:span><text:span text:style-name="T11"><text:s/></text:span><text:span text:style-name="T12">پلورنځی</text:span><text:span text:style-name="T13">&lt;/title&gt;</text:span></text:p>
      <text:p text:style-name="Standaard"><text:span text:style-name="T14"><text:s text:c="2"/></text:span>&lt;style&gt;</text:p>
      <text:p text:style-name="Standaard"><text:s text:c="4"/>/* Algemene stijl en reset */</text:p>
      <text:p text:style-name="Standaard"><text:s text:c="4"/><text:span text:style-name="T15">* {</text:span></text:p>
      <text:p text:style-name="P16"><text:s text:c="6"/>box-sizing: border-box;</text:p>
      <text:p text:style-name="P17"><text:s text:c="6"/>margin: 0;</text:p>
      <text:p text:style-name="P18"><text:s text:c="6"/>padding: 0;</text:p>
      <text:p text:style-name="P19"><text:s text:c="4"/>}</text:p>
      <text:p text:style-name="P20"><text:s text:c="4"/>body {</text:p>
      <text:p text:style-name="P21"><text:s text:c="6"/>font-family: 'Segoe UI', Tahoma, Geneva, Verdana, sans-serif;</text:p>
      <text:p text:style-name="P22"><text:s text:c="6"/>background: #f8f4f0;</text:p>
      <text:p text:style-name="P23"><text:s text:c="6"/>color: #333;</text:p>
      <text:p text:style-name="P24"><text:s text:c="6"/>line-height: 1.6;</text:p>
      <text:p text:style-name="P25"><text:s text:c="4"/>}</text:p>
      <text:p text:style-name="P26"><text:s text:c="4"/>a {</text:p>
      <text:p text:style-name="P27"><text:s text:c="6"/>color: #8b2b56;</text:p>
      <text:p text:style-name="P28"><text:s text:c="6"/>text-decoration: none;</text:p>
      <text:p text:style-name="P29"><text:s text:c="4"/>}</text:p>
      <text:p text:style-name="P30"><text:s text:c="4"/>a:hover {</text:p>
      <text:p text:style-name="P31"><text:s text:c="6"/>text-decoration: underline;</text:p>
      <text:p text:style-name="P32"><text:s text:c="4"/>}</text:p>
      <text:p text:style-name="P33"/>
      <text:p text:style-name="P34"><text:s text:c="4"/>/* Header en navigatie */</text:p>
      <text:p text:style-name="P35"><text:s text:c="4"/>header {</text:p>
      <text:p text:style-name="P36"><text:s text:c="6"/>background: #8b2b56;</text:p>
      <text:p text:style-name="P37"><text:s text:c="6"/>color: white;</text:p>
      <text:soft-page-break/>
      <text:p text:style-name="P38"><text:s text:c="6"/>padding: 20px 40px;</text:p>
      <text:p text:style-name="P39"><text:s text:c="6"/>text-align: center;</text:p>
      <text:p text:style-name="P40"><text:s text:c="6"/>position: sticky;</text:p>
      <text:p text:style-name="P41"><text:s text:c="6"/>top: 0;</text:p>
      <text:p text:style-name="P42"><text:s text:c="6"/>z-index: 1000;</text:p>
      <text:p text:style-name="P43"><text:s text:c="4"/>}</text:p>
      <text:p text:style-name="P44"><text:s text:c="4"/>header h1 {</text:p>
      <text:p text:style-name="P45"><text:s text:c="6"/>font-size: 2.8rem;</text:p>
      <text:p text:style-name="P46"><text:s text:c="6"/>margin-bottom: 5px;</text:p>
      <text:p text:style-name="P47"><text:s text:c="4"/>}</text:p>
      <text:p text:style-name="P48"><text:s text:c="4"/>header p {</text:p>
      <text:p text:style-name="P49"><text:s text:c="6"/>font-size: 1.1rem;</text:p>
      <text:p text:style-name="P50"><text:s text:c="6"/>font-weight: 600;</text:p>
      <text:p text:style-name="P51"><text:s text:c="4"/>}</text:p>
      <text:p text:style-name="P52"><text:s text:c="4"/>nav {</text:p>
      <text:p text:style-name="P53"><text:s text:c="6"/>margin-top: 15px;</text:p>
      <text:p text:style-name="P54"><text:s text:c="4"/>}</text:p>
      <text:p text:style-name="P55"><text:s text:c="4"/>nav a {</text:p>
      <text:p text:style-name="P56"><text:s text:c="6"/>margin: 0 15px;</text:p>
      <text:p text:style-name="P57"><text:s text:c="6"/>font-weight: bold;</text:p>
      <text:p text:style-name="P58"><text:s text:c="6"/>font-size: 1.1rem;</text:p>
      <text:p text:style-name="P59"><text:s text:c="4"/>}</text:p>
      <text:p text:style-name="P60"/>
      <text:p text:style-name="P61"><text:s text:c="4"/>/* Main container */</text:p>
      <text:p text:style-name="P62"><text:s text:c="4"/>main {</text:p>
      <text:p text:style-name="P63"><text:s text:c="6"/>max-width: 1200px;</text:p>
      <text:p text:style-name="P64"><text:s text:c="6"/>margin: 40px auto;</text:p>
      <text:p text:style-name="P65"><text:s text:c="6"/>padding: 0 20px;</text:p>
      <text:p text:style-name="P66"><text:s text:c="4"/>}</text:p>
      <text:p text:style-name="P67"/>
      <text:p text:style-name="P68"><text:s text:c="4"/>/* Intro sectie */</text:p>
      <text:p text:style-name="P69"><text:s text:c="4"/>.intro {</text:p>
      <text:p text:style-name="P70"><text:s text:c="6"/>background: white;</text:p>
      <text:p text:style-name="P71"><text:s text:c="6"/>padding: 30px;</text:p>
      <text:p text:style-name="P72"><text:s text:c="6"/>border-radius: 12px;</text:p>
      <text:p text:style-name="P73"><text:s text:c="6"/>box-shadow: 0 5px 15px rgba(0,0,0,0.1);</text:p>
      <text:p text:style-name="P74"><text:s text:c="6"/>margin-bottom: 40px;</text:p>
      <text:p text:style-name="P75"><text:s text:c="4"/>}</text:p>
      <text:p text:style-name="P76"><text:s text:c="4"/>.intro h2 {</text:p>
      <text:p text:style-name="P77"><text:s text:c="6"/>font-size: 2rem;</text:p>
      <text:p text:style-name="P78"><text:s text:c="6"/>color: #8b2b56;</text:p>
      <text:p text:style-name="P79"><text:s text:c="6"/>margin-bottom: 15px;</text:p>
      <text:p text:style-name="P80"><text:s text:c="4"/>}</text:p>
      <text:p text:style-name="P81"><text:s text:c="4"/>.intro p {</text:p>
      <text:p text:style-name="P82"><text:s text:c="6"/>font-size: 1.15rem;</text:p>
      <text:p text:style-name="P83"><text:s text:c="6"/>margin-bottom: 10px;</text:p>
      <text:p text:style-name="P84"><text:s text:c="4"/>}</text:p>
      <text:p text:style-name="P85"><text:s text:c="4"/>.intro .pashto {</text:p>
      <text:p text:style-name="P86"><text:s text:c="6"/>font-size: 1.05rem;</text:p>
      <text:p text:style-name="P87"><text:s text:c="6"/>color: #666;</text:p>
      <text:p text:style-name="P88"><text:s text:c="6"/>font-style: italic;</text:p>
      <text:p text:style-name="P89"><text:s text:c="6"/>margin-top: 5px;</text:p>
      <text:p text:style-name="P90"><text:s text:c="4"/>}</text:p>
      <text:p text:style-name="P91"/>
      <text:p text:style-name="P92"><text:s text:c="4"/>/* Producten grid */</text:p>
      <text:p text:style-name="P93"><text:s text:c="4"/>.products {</text:p>
      <text:p text:style-name="P94"><text:s text:c="6"/>display: grid;</text:p>
      <text:p text:style-name="P95"><text:s text:c="6"/>grid-template-columns: repeat(auto-fit,minmax(280px,1fr));</text:p>
      <text:p text:style-name="P96"><text:s text:c="6"/>gap: 25px;</text:p>
      <text:p text:style-name="P97"><text:s text:c="6"/>margin-bottom: 50px;</text:p>
      <text:p text:style-name="P98"><text:s text:c="4"/>}</text:p>
      <text:p text:style-name="P99"><text:s text:c="4"/>.product {</text:p>
      <text:p text:style-name="P100"><text:s text:c="6"/>background: white;</text:p>
      <text:p text:style-name="P101"><text:s text:c="6"/>border-radius: 12px;</text:p>
      <text:p text:style-name="P102"><text:s text:c="6"/>box-shadow: 0 4px 15px rgba(0,0,0,0.1);</text:p>
      <text:p text:style-name="P103"><text:s text:c="6"/>overflow: hidden;</text:p>
      <text:p text:style-name="P104"><text:s text:c="6"/>transition: transform 0.3s ease;</text:p>
      <text:p text:style-name="P105"><text:s text:c="6"/>display: flex;</text:p>
      <text:p text:style-name="P106"><text:s text:c="6"/>flex-direction: column;</text:p>
      <text:p text:style-name="P107"><text:s text:c="4"/>}</text:p>
      <text:p text:style-name="P108"><text:s text:c="4"/>.product:hover {</text:p>
      <text:p text:style-name="P109"><text:s text:c="6"/>transform: translateY(-8px);</text:p>
      <text:p text:style-name="P110"><text:s text:c="6"/>box-shadow: 0 10px 25px rgba(0,0,0,0.15);</text:p>
      <text:p text:style-name="P111"><text:s text:c="4"/>}</text:p>
      <text:p text:style-name="P112"><text:s text:c="4"/>.product img {</text:p>
      <text:p text:style-name="P113"><text:s text:c="6"/>width: 100%;</text:p>
      <text:p text:style-name="P114"><text:s text:c="6"/>height: 320px;</text:p>
      <text:p text:style-name="P115"><text:s text:c="6"/>object-fit: cover;</text:p>
      <text:p text:style-name="P116"><text:s text:c="6"/>border-bottom: 3px solid #8b2b56;</text:p>
      <text:p text:style-name="P117"><text:s text:c="4"/>}</text:p>
      <text:p text:style-name="P118"><text:s text:c="4"/>.product-content {</text:p>
      <text:p text:style-name="P119"><text:s text:c="6"/>padding: 20px;</text:p>
      <text:p text:style-name="P120"><text:s text:c="6"/>flex-grow: 1;</text:p>
      <text:p text:style-name="P121"><text:s text:c="6"/>display: flex;</text:p>
      <text:p text:style-name="P122"><text:s text:c="6"/>flex-direction: column;</text:p>
      <text:p text:style-name="P123"><text:s text:c="6"/>justify-content: space-between;</text:p>
      <text:p text:style-name="P124"><text:s text:c="4"/>}</text:p>
      <text:p text:style-name="P125"><text:s text:c="4"/>.product-content h3 {</text:p>
      <text:p text:style-name="P126"><text:s text:c="6"/>color: #8b2b56;</text:p>
      <text:p text:style-name="P127"><text:s text:c="6"/>margin-bottom: 10px;</text:p>
      <text:p text:style-name="P128"><text:s text:c="6"/>font-size: 1.5rem;</text:p>
      <text:p text:style-name="P129"><text:s text:c="4"/>}</text:p>
      <text:p text:style-name="P130"><text:s text:c="4"/>.product-content p.description {</text:p>
      <text:p text:style-name="P131"><text:s text:c="6"/>flex-grow: 1;</text:p>
      <text:p text:style-name="P132"><text:s text:c="6"/>color: #555;</text:p>
      <text:p text:style-name="P133"><text:s text:c="6"/>font-size: 1rem;</text:p>
      <text:p text:style-name="P134"><text:s text:c="6"/>margin-bottom: 15px;</text:p>
      <text:p text:style-name="P135"><text:s text:c="4"/>}</text:p>
      <text:p text:style-name="P136"><text:s text:c="4"/>.product-content p.pashto-description {</text:p>
      <text:p text:style-name="P137"><text:s text:c="6"/>font-size: 0.9rem;</text:p>
      <text:p text:style-name="P138"><text:s text:c="6"/>font-style: italic;</text:p>
      <text:p text:style-name="P139"><text:s text:c="6"/>color: #777;</text:p>
      <text:p text:style-name="P140"><text:s text:c="6"/>margin-bottom: 15px;</text:p>
      <text:p text:style-name="P141"><text:s text:c="4"/>}</text:p>
      <text:p text:style-name="P142"><text:s text:c="4"/>.product-content p.price {</text:p>
      <text:p text:style-name="P143"><text:s text:c="6"/>font-weight: 700;</text:p>
      <text:p text:style-name="P144"><text:s text:c="6"/>font-size: 1.3rem;</text:p>
      <text:p text:style-name="P145"><text:s text:c="6"/>color: #a52a54;</text:p>
      <text:p text:style-name="P146"><text:s text:c="4"/>}</text:p>
      <text:p text:style-name="P147"/>
      <text:p text:style-name="P148"><text:s text:c="4"/>/* Bestelformulier */</text:p>
      <text:p text:style-name="P149"><text:s text:c="4"/>form {</text:p>
      <text:p text:style-name="P150"><text:s text:c="6"/>background: white;</text:p>
      <text:p text:style-name="P151"><text:s text:c="6"/>border-radius: 12px;</text:p>
      <text:p text:style-name="P152"><text:s text:c="6"/>padding: 30px 35px;</text:p>
      <text:p text:style-name="P153"><text:s text:c="6"/>box-shadow: 0 5px 20px rgba(0,0,0,0.1);</text:p>
      <text:p text:style-name="P154"><text:s text:c="6"/>max-width: 600px;</text:p>
      <text:p text:style-name="P155"><text:s text:c="6"/>margin: 0 auto 60px;</text:p>
      <text:p text:style-name="P156"><text:s text:c="4"/>}</text:p>
      <text:p text:style-name="P157"><text:s text:c="4"/>form h2 {</text:p>
      <text:p text:style-name="P158"><text:s text:c="6"/>text-align: center;</text:p>
      <text:p text:style-name="P159"><text:s text:c="6"/>color: #8b2b56;</text:p>
      <text:p text:style-name="P160"><text:s text:c="6"/>margin-bottom: 25px;</text:p>
      <text:p text:style-name="P161"><text:s text:c="6"/>font-size: 2rem;</text:p>
      <text:p text:style-name="P162"><text:s text:c="4"/>}</text:p>
      <text:p text:style-name="P163"><text:s text:c="4"/>label {</text:p>
      <text:p text:style-name="P164"><text:s text:c="6"/>display: block;</text:p>
      <text:p text:style-name="P165"><text:s text:c="6"/>margin: 18px 0 8px;</text:p>
      <text:p text:style-name="P166"><text:s text:c="6"/>font-weight: 600;</text:p>
      <text:p text:style-name="P167"><text:s text:c="6"/>font-size: 1.1rem;</text:p>
      <text:p text:style-name="P168"><text:s text:c="6"/>color: #4b3a4a;</text:p>
      <text:p text:style-name="P169"><text:s text:c="4"/>}</text:p>
      <text:p text:style-name="P170"><text:s text:c="4"/>.pashto-label {</text:p>
      <text:p text:style-name="P171"><text:s text:c="6"/>font-size: 0.9rem;</text:p>
      <text:p text:style-name="P172"><text:s text:c="6"/>font-style: italic;</text:p>
      <text:p text:style-name="P173"><text:s text:c="6"/>color: #7a6b7a;</text:p>
      <text:p text:style-name="P174"><text:s text:c="6"/>margin-bottom: 10px;</text:p>
      <text:p text:style-name="P175"><text:s text:c="4"/>}</text:p>
      <text:p text:style-name="P176"><text:s text:c="4"/>input[type="text"],</text:p>
      <text:p text:style-name="P177"><text:s text:c="4"/>input[type="email"],</text:p>
      <text:p text:style-name="P178"><text:s text:c="4"/>select,</text:p>
      <text:p text:style-name="P179"><text:s text:c="4"/>input[type="number"] {</text:p>
      <text:p text:style-name="P180"><text:s text:c="6"/>width: 100%;</text:p>
      <text:p text:style-name="P181"><text:s text:c="6"/>padding: 12px 14px;</text:p>
      <text:p text:style-name="P182"><text:s text:c="6"/>border: 2px solid #ccc;</text:p>
      <text:p text:style-name="P183"><text:s text:c="6"/>border-radius: 8px;</text:p>
      <text:p text:style-name="P184"><text:s text:c="6"/>font-size: 1rem;</text:p>
      <text:p text:style-name="P185"><text:s text:c="6"/>transition: border-color 0.3s ease;</text:p>
      <text:p text:style-name="P186"><text:s text:c="4"/>}</text:p>
      <text:p text:style-name="P187"><text:s text:c="4"/>input[type="text"]:focus,</text:p>
      <text:p text:style-name="P188"><text:s text:c="4"/>input[type="email"]:focus,</text:p>
      <text:p text:style-name="P189"><text:s text:c="4"/>select:focus,</text:p>
      <text:p text:style-name="P190"><text:s text:c="4"/>input[type="number"]:focus {</text:p>
      <text:p text:style-name="P191"><text:s text:c="6"/>border-color: #8b2b56;</text:p>
      <text:p text:style-name="P192"><text:s text:c="6"/>outline: none;</text:p>
      <text:p text:style-name="P193"><text:s text:c="4"/>}</text:p>
      <text:p text:style-name="P194"><text:s text:c="4"/>input[type="submit"] {</text:p>
      <text:p text:style-name="P195"><text:s text:c="6"/>margin-top: 30px;</text:p>
      <text:p text:style-name="P196"><text:s text:c="6"/>width: 100%;</text:p>
      <text:p text:style-name="P197"><text:s text:c="6"/>background-color: #8b2b56;</text:p>
      <text:p text:style-name="P198"><text:s text:c="6"/>color: white;</text:p>
      <text:p text:style-name="P199"><text:s text:c="6"/>font-size: 1.3rem;</text:p>
      <text:p text:style-name="P200"><text:s text:c="6"/>padding: 15px;</text:p>
      <text:p text:style-name="P201"><text:s text:c="6"/>border: none;</text:p>
      <text:p text:style-name="P202"><text:s text:c="6"/>border-radius: 10px;</text:p>
      <text:p text:style-name="P203"><text:s text:c="6"/>cursor: pointer;</text:p>
      <text:p text:style-name="P204"><text:s text:c="6"/>transition: background-color 0.3s ease;</text:p>
      <text:p text:style-name="P205"><text:s text:c="6"/>font-weight: 700;</text:p>
      <text:p text:style-name="P206"><text:s text:c="4"/>}</text:p>
      <text:p text:style-name="P207"><text:s text:c="4"/>input[type="submit"]:hover {</text:p>
      <text:p text:style-name="P208"><text:s text:c="6"/>background-color: #6b1f41;</text:p>
      <text:p text:style-name="P209"><text:s text:c="4"/>}</text:p>
      <text:p text:style-name="P210"/>
      <text:p text:style-name="P211"><text:s text:c="4"/>/* Footer */</text:p>
      <text:p text:style-name="P212"><text:s text:c="4"/>footer {</text:p>
      <text:p text:style-name="P213"><text:s text:c="6"/>background: #8b2b56;</text:p>
      <text:p text:style-name="P214"><text:s text:c="6"/>color: white;</text:p>
      <text:p text:style-name="P215"><text:s text:c="6"/>text-align: center;</text:p>
      <text:p text:style-name="P216"><text:s text:c="6"/>padding: 25px 20px;</text:p>
      <text:p text:style-name="P217"><text:s text:c="6"/>font-weight: 600;</text:p>
      <text:p text:style-name="P218"><text:s text:c="6"/>font-size: 1rem;</text:p>
      <text:p text:style-name="P219"><text:s text:c="6"/>letter-spacing: 0.05em;</text:p>
      <text:p text:style-name="Standaard"><text:span text:style-name="T220"><text:s text:c="4"/></text:span>}</text:p>
      <text:p text:style-name="Standaard"/>
      <text:p text:style-name="Standaard"><text:s text:c="4"/>/* Responsive voor kleine schermen */</text:p>
      <text:p text:style-name="Standaard"><text:s text:c="4"/>@media(max-width: 600px) {</text:p>
      <text:p text:style-name="Standaard"><text:s text:c="6"/><text:span text:style-name="T221">header h1 {</text:span></text:p>
      <text:p text:style-name="P222"><text:s text:c="8"/>font-size: 2rem;</text:p>
      <text:p text:style-name="P223"><text:s text:c="6"/>}</text:p>
      <text:p text:style-name="P224"><text:s text:c="6"/>.product img {</text:p>
      <text:p text:style-name="P225"><text:s text:c="8"/>height: 250px;</text:p>
      <text:p text:style-name="P226"><text:s text:c="6"/>}</text:p>
      <text:p text:style-name="P227"><text:s text:c="6"/>form {</text:p>
      <text:p text:style-name="P228"><text:s text:c="8"/>padding: 25px 20px;</text:p>
      <text:p text:style-name="P229"><text:s text:c="6"/>}</text:p>
      <text:p text:style-name="P230"><text:s text:c="4"/>}</text:p>
      <text:p text:style-name="P231"><text:s text:c="2"/>&lt;/style&gt;</text:p>
      <text:p text:style-name="P232">&lt;/head&gt;</text:p>
      <text:p text:style-name="Standaard">&lt;body&gt;</text:p>
      <text:p text:style-name="Standaard"/>
      <text:p text:style-name="Standaard">&lt;header&gt;</text:p>
      <text:p text:style-name="Standaard"><text:s text:c="2"/>&lt;h1&gt;Zehra's Afghaanse Kleren Winkel&lt;/h1&gt;</text:p>
      <text:p text:style-name="Standaard"><text:s text:c="2"/>&lt;p&gt;<text:span text:style-name="T233">د</text:span><text:span text:style-name="T234"><text:s/></text:span><text:span text:style-name="T235">افغان</text:span><text:span text:style-name="T236"><text:s/></text:span><text:span text:style-name="T237">دودیز</text:span><text:span text:style-name="T238"><text:s/></text:span><text:span text:style-name="T239">کالي،</text:span><text:span text:style-name="T240"><text:s/></text:span><text:span text:style-name="T241">مستقیم</text:span><text:span text:style-name="T242"><text:s/></text:span><text:span text:style-name="T243">له</text:span><text:span text:style-name="T244"><text:s/></text:span><text:span text:style-name="T245">افغانستان</text:span><text:span text:style-name="T246"><text:s/></text:span><text:span text:style-name="T247">څخه</text:span>&lt;/p&gt;</text:p>
      <text:p text:style-name="Standaard"><text:s text:c="2"/><text:span text:style-name="T248">&lt;nav&gt;</text:span></text:p>
      <text:p text:style-name="Standaard"><text:span text:style-name="T249"><text:s text:c="4"/>&lt;a href="#producten"&gt;Producten |<text:s/></text:span><text:span text:style-name="T250">محصولات</text:span><text:span text:style-name="T251">&lt;/a&gt;</text:span></text:p>
      <text:p text:style-name="Standaard"><text:span text:style-name="T252"><text:s text:c="4"/></text:span>&lt;a href="#bestellen"&gt;Bestellen |<text:s/><text:span text:style-name="T253">سپارښتنه</text:span>&lt;/a&gt;</text:p>
      <text:p text:style-name="Standaard"><text:s text:c="4"/><text:span text:style-name="T254">&lt;a href="#contact"&gt;Contact |<text:s/></text:span><text:span text:style-name="T255">اړیکه</text:span><text:span text:style-name="T256">&lt;/a&gt;</text:span></text:p>
      <text:p text:style-name="P257"><text:s text:c="2"/>&lt;/nav&gt;</text:p>
      <text:p text:style-name="P258">&lt;/header&gt;</text:p>
      <text:p text:style-name="P259"/>
      <text:p text:style-name="P260">&lt;main&gt;</text:p>
      <text:p text:style-name="P261"/>
      <text:p text:style-name="P262"><text:s text:c="2"/>&lt;section class="intro"&gt;</text:p>
      <text:p text:style-name="Standaard"><text:span text:style-name="T263"><text:s text:c="4"/></text:span>&lt;h2&gt;Welkom bij Zehra's Afghaanse Kleren Winkel&lt;/h2&gt;</text:p>
      <text:p text:style-name="Standaard"><text:s text:c="4"/>&lt;p&gt;Wij bieden traditionele en handgemaakte Logari en Panjabi kleren aan, perfect voor speciale gelegenheden en dagelijks gebruik.&lt;/p&gt;</text:p>
      <text:p text:style-name="Standaard"><text:s text:c="4"/>&lt;p class="pashto"&gt;<text:span text:style-name="T264">موږ</text:span><text:span text:style-name="T265"><text:s/></text:span><text:span text:style-name="T266">دودیز</text:span><text:span text:style-name="T267"><text:s/></text:span><text:span text:style-name="T268">او</text:span><text:span text:style-name="T269"><text:s/></text:span><text:span text:style-name="T270">لاسي</text:span><text:span text:style-name="T271"><text:s/></text:span><text:span text:style-name="T272">جوړ</text:span><text:span text:style-name="T273"><text:s/></text:span><text:span text:style-name="T274">شوي</text:span><text:span text:style-name="T275"><text:s/></text:span><text:span text:style-name="T276">لوګري</text:span><text:span text:style-name="T277"><text:s/></text:span><text:span text:style-name="T278">او</text:span><text:span text:style-name="T279"><text:s/></text:span><text:span text:style-name="T280">پنجابي</text:span><text:span text:style-name="T281"><text:s/></text:span><text:span text:style-name="T282">کالي</text:span><text:span text:style-name="T283"><text:s/></text:span><text:span text:style-name="T284">وړاندې</text:span><text:span text:style-name="T285"><text:s/></text:span><text:span text:style-name="T286">کوو،</text:span><text:span text:style-name="T287"><text:s/></text:span><text:span text:style-name="T288">چې</text:span><text:span text:style-name="T289"><text:s/></text:span><text:span text:style-name="T290">د</text:span><text:span text:style-name="T291"><text:s/></text:span><text:span text:style-name="T292">ځانګړو</text:span><text:span text:style-name="T293"><text:s/></text:span><text:span text:style-name="T294">موقعو</text:span><text:span text:style-name="T295"><text:s/></text:span><text:span text:style-name="T296">او</text:span><text:span text:style-name="T297"><text:s/></text:span><text:span text:style-name="T298">ورځني</text:span><text:span text:style-name="T299"><text:s/></text:span><text:span text:style-name="T300">کارونې</text:span><text:span text:style-name="T301"><text:s/></text:span><text:span text:style-name="T302">لپاره</text:span><text:span text:style-name="T303"><text:s/></text:span><text:span text:style-name="T304">مناسب</text:span><text:span text:style-name="T305"><text:s/></text:span><text:span text:style-name="T306">دي</text:span>.&lt;/p&gt;</text:p>
      <text:p text:style-name="Standaard"><text:s text:c="2"/><text:span text:style-name="T307">&lt;/section&gt;</text:span></text:p>
      <text:p text:style-name="P308"/>
      <text:p text:style-name="P309"><text:s text:c="2"/>&lt;section id="producten" class="products"&gt;</text:p>
      <text:p text:style-name="P310"/>
      <text:p text:style-name="P311"><text:s text:c="4"/>&lt;article class="product"&gt;</text:p>
      <text:p text:style-name="P312"><text:s text:c="6"/>&lt;img src="https://images.unsplash.com/photo-1503342217505-b0a15ec3261c?auto=format&amp;fit=crop&amp;w=400&amp;q=80" alt="Logari Kleren" /&gt;</text:p>
      <text:p text:style-name="P313"><text:s text:c="6"/>&lt;div class="product-content"&gt;</text:p>
      <text:p text:style-name="P314"><text:s text:c="8"/>&lt;h3&gt;Logari Kleren&lt;/h3&gt;</text:p>
      <text:p text:style-name="Standaard"><text:span text:style-name="T315"><text:s text:c="8"/></text:span>&lt;p class="description"&gt;Prachtige handgemaakte jurk met kleurrijk borduurwerk uit Logar, Afghanistan.&lt;/p&gt;</text:p>
      <text:p text:style-name="Standaard"><text:s text:c="8"/>&lt;p class="pashto-description"&gt;<text:span text:style-name="T316">ښکلې</text:span><text:span text:style-name="T317"><text:s/></text:span><text:span text:style-name="T318">لاسي</text:span><text:span text:style-name="T319"><text:s/></text:span><text:span text:style-name="T320">جوړه</text:span><text:span text:style-name="T321"><text:s/></text:span><text:span text:style-name="T322">شوې</text:span><text:span text:style-name="T323"><text:s/></text:span><text:span text:style-name="T324">کالي</text:span><text:span text:style-name="T325"><text:s/></text:span><text:span text:style-name="T326">چې</text:span><text:span text:style-name="T327"><text:s/></text:span><text:span text:style-name="T328">د</text:span><text:span text:style-name="T329"><text:s/></text:span><text:span text:style-name="T330">لوګر</text:span><text:span text:style-name="T331"><text:s/></text:span><text:span text:style-name="T332">له</text:span><text:span text:style-name="T333"><text:s/></text:span><text:span text:style-name="T334">سیمې</text:span><text:span text:style-name="T335"><text:s/></text:span><text:span text:style-name="T336">څخه</text:span><text:span text:style-name="T337"><text:s/></text:span><text:span text:style-name="T338">دي،</text:span><text:span text:style-name="T339"><text:s/></text:span><text:span text:style-name="T340">د</text:span><text:span text:style-name="T341"><text:s/></text:span><text:span text:style-name="T342">رنګینو</text:span><text:span text:style-name="T343"><text:s/></text:span><text:span text:style-name="T344">ګنډلو</text:span><text:span text:style-name="T345"><text:s/></text:span><text:span text:style-name="T346">سره</text:span>.&lt;/p&gt;</text:p>
      <text:p text:style-name="Standaard"><text:s text:c="8"/><text:span text:style-name="T347">&lt;p class="price"&gt;€135&lt;/p&gt;</text:span></text:p>
      <text:p text:style-name="P348"><text:s text:c="6"/>&lt;/div&gt;</text:p>
      <text:p text:style-name="P349"><text:s text:c="4"/>&lt;/article&gt;</text:p>
      <text:p text:style-name="P350"/>
      <text:p text:style-name="P351"><text:s text:c="4"/>&lt;article class="product"&gt;</text:p>
      <text:p text:style-name="P352"><text:s text:c="6"/>&lt;img src="https://images.unsplash.com/photo-1520975864314-8d4f0c650686?auto=format&amp;fit=crop&amp;w=400&amp;q=80" alt="Panjabi Kleren" /&gt;</text:p>
      <text:p text:style-name="P353"><text:s text:c="6"/>&lt;div class="product-content"&gt;</text:p>
      <text:p text:style-name="P354"><text:s text:c="8"/>&lt;h3&gt;Panjabi Kleren&lt;/h3&gt;</text:p>
      <text:p text:style-name="Standaard"><text:span text:style-name="T355"><text:s text:c="8"/></text:span>&lt;p class="description"&gt;Traditionele Panjabi jurk, elegant en comfortabel, geschikt voor dagelijks gebruik.&lt;/p&gt;</text:p>
      <text:p text:style-name="Standaard"><text:s text:c="8"/>&lt;p class="pashto-description"&gt;<text:span text:style-name="T356">د</text:span><text:span text:style-name="T357"><text:s/></text:span><text:span text:style-name="T358">دودیز</text:span><text:span text:style-name="T359"><text:s/></text:span><text:span text:style-name="T360">پنجابي</text:span><text:span text:style-name="T361"><text:s/></text:span><text:span text:style-name="T362">کالي،</text:span><text:span text:style-name="T363"><text:s/></text:span><text:span text:style-name="T364">ښکلې</text:span><text:span text:style-name="T365"><text:s/></text:span><text:span text:style-name="T366">او</text:span><text:span text:style-name="T367"><text:s/></text:span><text:span text:style-name="T368">آرامه،</text:span><text:span text:style-name="T369"><text:s/></text:span><text:span text:style-name="T370">د</text:span><text:span text:style-name="T371"><text:s/></text:span><text:span text:style-name="T372">ورځني</text:span><text:span text:style-name="T373"><text:s/></text:span><text:span text:style-name="T374">استعمال</text:span><text:span text:style-name="T375"><text:s/></text:span><text:span text:style-name="T376">لپاره</text:span><text:span text:style-name="T377"><text:s/></text:span><text:span text:style-name="T378">مناسب</text:span>.&lt;/p&gt;</text:p>
      <text:p text:style-name="Standaard"><text:s text:c="8"/><text:span text:style-name="T379">&lt;p class="price"&gt;€90&lt;/p&gt;</text:span></text:p>
      <text:p text:style-name="P380"><text:s text:c="6"/>&lt;/div&gt;</text:p>
      <text:p text:style-name="Standaard"><text:span text:style-name="T381"><text:s text:c="4"/></text:span>&lt;/article&gt;</text:p>
      <text:p text:style-name="Standaard"/>
      <text:p text:style-name="Standaard"><text:s text:c="4"/>&lt;article class="product"&gt;</text:p>
      <text:p text:style-name="Standaard"><text:s text:c="6"/>&lt;img src="https://images.unsplash.com/photo-1521334884684-d80222895322?au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 fo:language="nl" fo:country="BE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 fo:language="nl" fo:country="BE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 fo:language="nl" fo:country="BE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 fo:language="nl" fo:country="BE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 fo:language="nl" fo:country="BE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 fo:language="nl" fo:country="BE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 fo:language="nl" fo:country="BE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 fo:language="nl" fo:country="BE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 fo:language="nl" fo:country="BE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 fo:language="nl" fo:country="BE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 fo:language="nl" fo:country="B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 fo:language="nl" fo:country="BE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an Agha Ahmadzai</meta:initial-creator>
    <dc:creator>Khan Agha Ahmadzai</dc:creator>
    <meta:creation-date>2025-06-03T00:50:00Z</meta:creation-date>
    <dc:date>2025-06-03T00:52:00Z</dc:date>
    <meta:template xlink:href="Normal" xlink:type="simple"/>
    <meta:editing-cycles>1</meta:editing-cycles>
    <meta:editing-duration>PT120S</meta:editing-duration>
    <meta:document-statistic meta:page-count="9" meta:paragraph-count="13" meta:word-count="1001" meta:character-count="6700" meta:row-count="47" meta:non-whitespace-character-count="5712"/>
  </office:meta>
</office:document-meta>
</file>